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77fc" officeooo:paragraph-rsid="000677fc"/>
    </style:style>
    <style:style style:name="P2" style:family="paragraph" style:parent-style-name="Standard">
      <style:text-properties officeooo:rsid="000677fc" officeooo:paragraph-rsid="0014788a"/>
    </style:style>
    <style:style style:name="P3" style:family="paragraph" style:parent-style-name="Standard">
      <style:text-properties officeooo:rsid="000677fc" officeooo:paragraph-rsid="0014afb4"/>
    </style:style>
    <style:style style:name="P4" style:family="paragraph" style:parent-style-name="Standard">
      <style:text-properties officeooo:rsid="000b3cf2" officeooo:paragraph-rsid="000b3cf2"/>
    </style:style>
    <style:style style:name="P5" style:family="paragraph" style:parent-style-name="Standard">
      <style:text-properties officeooo:rsid="000b3cf2" officeooo:paragraph-rsid="001750fa"/>
    </style:style>
    <style:style style:name="P6" style:family="paragraph" style:parent-style-name="Standard">
      <style:text-properties officeooo:rsid="000d1112" officeooo:paragraph-rsid="000d1112"/>
    </style:style>
    <style:style style:name="P7" style:family="paragraph" style:parent-style-name="Standard">
      <style:text-properties officeooo:rsid="000d1112" officeooo:paragraph-rsid="000e3dec"/>
    </style:style>
    <style:style style:name="P8" style:family="paragraph" style:parent-style-name="Standard">
      <style:text-properties officeooo:rsid="000f762a" officeooo:paragraph-rsid="000f762a"/>
    </style:style>
    <style:style style:name="P9" style:family="paragraph" style:parent-style-name="Standard">
      <style:text-properties officeooo:rsid="000f774f" officeooo:paragraph-rsid="000f774f"/>
    </style:style>
    <style:style style:name="P10" style:family="paragraph" style:parent-style-name="Standard">
      <style:text-properties officeooo:rsid="00119a5a" officeooo:paragraph-rsid="00119a5a"/>
    </style:style>
    <style:style style:name="P11" style:family="paragraph" style:parent-style-name="Standard">
      <style:text-properties officeooo:rsid="00119a5a" officeooo:paragraph-rsid="00194067"/>
    </style:style>
    <style:style style:name="P12" style:family="paragraph" style:parent-style-name="Standard">
      <style:text-properties officeooo:rsid="0011c1c3" officeooo:paragraph-rsid="0011c1c3"/>
    </style:style>
    <style:style style:name="P13" style:family="paragraph" style:parent-style-name="Standard">
      <style:text-properties officeooo:rsid="0013ac67" officeooo:paragraph-rsid="0013ac67"/>
    </style:style>
    <style:style style:name="P14" style:family="paragraph" style:parent-style-name="Standard">
      <style:text-properties officeooo:rsid="0014788a" officeooo:paragraph-rsid="0014788a"/>
    </style:style>
    <style:style style:name="P15" style:family="paragraph" style:parent-style-name="Standard">
      <style:text-properties fo:font-weight="bold" officeooo:rsid="0014afb4" officeooo:paragraph-rsid="0014afb4" style:font-weight-asian="bold" style:font-weight-complex="bold"/>
    </style:style>
    <style:style style:name="P16" style:family="paragraph" style:parent-style-name="Standard">
      <style:text-properties fo:font-weight="bold" officeooo:rsid="00194067" officeooo:paragraph-rsid="00194067" style:font-weight-asian="bold" style:font-weight-complex="bold"/>
    </style:style>
    <style:style style:name="P17" style:family="paragraph" style:parent-style-name="Standard">
      <style:paragraph-properties fo:text-align="center" style:justify-single-word="false"/>
      <style:text-properties fo:font-size="14pt" fo:font-weight="bold" officeooo:rsid="000677fc" officeooo:paragraph-rsid="000677fc" style:font-size-asian="14pt" style:font-weight-asian="bold" style:font-size-complex="14pt" style:font-weight-complex="bold"/>
    </style:style>
    <style:style style:name="P18" style:family="paragraph" style:parent-style-name="Standard">
      <style:text-properties officeooo:rsid="0014afb4" officeooo:paragraph-rsid="0014afb4"/>
    </style:style>
    <style:style style:name="P19" style:family="paragraph" style:parent-style-name="Standard">
      <style:text-properties officeooo:rsid="0014afb4" officeooo:paragraph-rsid="001750fa"/>
    </style:style>
    <style:style style:name="P20" style:family="paragraph" style:parent-style-name="Standard">
      <style:text-properties officeooo:rsid="00074c40" officeooo:paragraph-rsid="00074c40"/>
    </style:style>
    <style:style style:name="P21" style:family="paragraph" style:parent-style-name="Standard">
      <style:text-properties officeooo:rsid="001598f8" officeooo:paragraph-rsid="001598f8"/>
    </style:style>
    <style:style style:name="P22" style:family="paragraph" style:parent-style-name="Standard">
      <style:text-properties officeooo:rsid="001598f8" officeooo:paragraph-rsid="001750fa"/>
    </style:style>
    <style:style style:name="P23" style:family="paragraph" style:parent-style-name="Standard">
      <style:text-properties officeooo:rsid="001601b6" officeooo:paragraph-rsid="001750fa"/>
    </style:style>
    <style:style style:name="P24" style:family="paragraph" style:parent-style-name="Standard">
      <style:text-properties officeooo:rsid="000f762a" officeooo:paragraph-rsid="000f762a"/>
    </style:style>
    <style:style style:name="P25" style:family="paragraph" style:parent-style-name="Standard">
      <style:text-properties officeooo:rsid="001be668" officeooo:paragraph-rsid="001be668"/>
    </style:style>
    <style:style style:name="T1" style:family="text">
      <style:text-properties officeooo:rsid="000d1112"/>
    </style:style>
    <style:style style:name="T2" style:family="text">
      <style:text-properties officeooo:rsid="000e3dec"/>
    </style:style>
    <style:style style:name="T3" style:family="text">
      <style:text-properties officeooo:rsid="000f774f"/>
    </style:style>
    <style:style style:name="T4" style:family="text">
      <style:text-properties style:text-position="super 58%"/>
    </style:style>
    <style:style style:name="T5" style:family="text">
      <style:text-properties officeooo:rsid="0011142b"/>
    </style:style>
    <style:style style:name="T6" style:family="text">
      <style:text-properties officeooo:rsid="0011c1c3"/>
    </style:style>
    <style:style style:name="T7" style:family="text">
      <style:text-properties officeooo:rsid="0013ac67"/>
    </style:style>
    <style:style style:name="T8" style:family="text">
      <style:text-properties officeooo:rsid="0014788a"/>
    </style:style>
    <style:style style:name="T9" style:family="text">
      <style:text-properties officeooo:rsid="0014afb4"/>
    </style:style>
    <style:style style:name="T10" style:family="text">
      <style:text-properties fo:font-weight="bold" style:font-weight-asian="bold" style:font-weight-complex="bold"/>
    </style:style>
    <style:style style:name="T11" style:family="text">
      <style:text-properties fo:font-weight="bold" officeooo:rsid="0014afb4" style:font-weight-asian="bold" style:font-weight-complex="bold"/>
    </style:style>
    <style:style style:name="T12" style:family="text">
      <style:text-properties fo:font-weight="bold" officeooo:rsid="001750fa" style:font-weight-asian="bold" style:font-weight-complex="bold"/>
    </style:style>
    <style:style style:name="T13" style:family="text">
      <style:text-properties officeooo:rsid="00074c40"/>
    </style:style>
    <style:style style:name="T14" style:family="text">
      <style:text-properties officeooo:rsid="001601b6"/>
    </style:style>
    <style:style style:name="T15" style:family="text">
      <style:text-properties officeooo:rsid="001750fa"/>
    </style:style>
    <style:style style:name="T16" style:family="text">
      <style:text-properties officeooo:rsid="000677fc"/>
    </style:style>
    <style:style style:name="T17" style:family="text">
      <style:text-properties officeooo:rsid="00194067"/>
    </style:style>
    <style:style style:name="T18" style:family="text">
      <style:text-properties officeooo:rsid="001be668"/>
    </style:style>
    <style:style style:name="T19" style:family="text">
      <style:text-properties officeooo:rsid="001d9a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9">Third MWAC </text:span>Art Camp 2016, the Unofficial Report</text:p>
      <text:p text:style-name="P1"/>
      <text:p text:style-name="P1"><text:tab/>Overall, I <text:span text:style-name="T9">believe I </text:span>delivered an engaging program again, well received by parents and kids. <text:s/></text:p>
      <text:p text:style-name="P1"/>
      <text:p text:style-name="P18"><text:span text:style-name="T11">Teaching </text:span><text:span text:style-name="T10">Philosophy/Objective </text:span><text:span text:style-name="T11">of Art Camp/</text:span><text:span text:style-name="T12">History</text:span></text:p>
      <text:p text:style-name="P3"><text:span text:style-name="T9">I strive for a b</text:span>alance between:</text:p>
      <text:p text:style-name="P3"><text:span text:style-name="T9"><text:tab/>Fine a</text:span>rt and <text:span text:style-name="T9">C</text:span>raft</text:p>
      <text:p text:style-name="P1"><text:tab/>Instruction and creative freedom.</text:p>
      <text:p text:style-name="P20"><text:tab/>Economics and high quality.</text:p>
      <text:p text:style-name="P18"><text:tab/>Art history and local involvement.</text:p>
      <text:p text:style-name="P22"><text:tab/>Art Camp is tailored for Rural Communities. <text:s/><text:span text:style-name="T14">I</text:span>t is <text:span text:style-name="T14">NOT </text:span>a specialized workshop for highly motivated <text:span text:style-name="T15">urban</text:span> children, it is a program to be fun yet challenging for the entire spectrum of existing children in a <text:span text:style-name="T14">small </text:span>community, from children with Special Needs, to technically advanced children, to high-energy kids who run around and bike a lot <text:span text:style-name="T14">or are already driving their parents' tractors</text:span>. <text:s/>I seek to deconstruct gendered notions of art “being a girl's thing” (funny, for centuries it used to be “a boy's thing”) <text:span text:style-name="T15">by</text:span> not favour<text:span text:style-name="T15">ing</text:span> <text:span text:style-name="T14">activities requiring existing technical skills</text:span>; rather I present girls and boys with a variety of challenges, many of them <text:span text:style-name="T14">emphasizing imagination and </text:span>engineering (“build something with X materials. <text:s/>Go.”) <text:s/></text:p>
      <text:p text:style-name="P23"><text:tab/>As a B.A. graduate of Brandon University, I aim to provide children with a gentle introduction to Art History, to encourage them to think critically about their art, and to teach them basic fine art instruction. <text:s/>Additionally, I give space for creative freedom and “cool” projects (like Tie-dye shirts). <text:s/>MWAC Art Camp is part of a collaborative goal to foster arts development in rural communities, recognizing the arts an an essential part of vibrant communities. <text:s/>Besides providing an activity for children during the long summer holiday, Art Camp promotes creative problem solving, group collaboration, and self-awareness—skills that will have lifelong benefit for whatever career path the children take. <text:s/>It is this balance that I think makes MWAC's Art Camp a custom-made, quality and highly valuable summer program. <text:s/></text:p>
      <text:p text:style-name="P23"><text:tab/>Over the past three years, MWAC's Art Camp has developed a solid reputation, receiving huge support from the five communities it caters to. <text:s/>It is highly anticipated by parents evidenced by numerous inquiries MWAC each summer before the program starts. <text:s/>It is made possible through the MB Provincial gov's grant, which needs to be increased so I get mileage and it is worth my time.</text:p>
      <text:p text:style-name="P21"/>
      <text:p text:style-name="P20"/>
      <text:p text:style-name="P15">Personal Reflections of Art Camp 2016</text:p>
      <text:p text:style-name="P19">Numerous blunders this year, due to personal fatigue and stress? <text:s/>I think the 3<text:span text:style-name="T4">rd</text:span> year of teaching continued to hone my ability for creating meaningful lessons, ways to sneak in quality education (technique, or conceptual, or art history), keep instructions simple, adapt for age groups. <text:s/>The worse kids, and youngest need most <text:span text:style-name="T15">preparation.</text:span> <text:s/>Added more additional activities to the Calendar than ever before, yet had some of the greatest class management problems this year. <text:s/>O<text:span text:style-name="T13">rganization is so important, each second you lose rummaging in a tub they lose focus. <text:s/>Over 10 kids I prefer 1 extra adult. <text:s/>Never yell, be cool and fun bit firm and consistent. <text:s/>Absolutely no running, no climbing high things, have off limit rooms. <text:s/>Hide problem objects.</text:span></text:p>
      <text:p text:style-name="P1"/>
      <text:p text:style-name="P4"><text:tab/>Felt my program was less interesting than last year. <text:s/>Took longer to create it. <text:s/>Was adding more activities throughout program due to “prep-burn” (will explain later) and lack of preparing, testing beforehand. <text:s/>My prototypes were half finished, didn't do one for some projects, because OCD. <text:s text:c="2"/><text:span text:style-name="T1">Altered <text:s/>program activities greatly (not nec. a bad thing) but it was because I wasn't totally prepared for all lessons at the beginning of the week. <text:s/>A few projects I didn't bother to test, like the soap bubble art, which I remember an image from childhood but multiple weeks didn't look up any online info to get it </text:span><text:soft-page-break/><text:span text:style-name="T1">working... just liked the time they played with it. <text:s/>There was a good balance between fine art and craft, maybe a little more on the craft side this year. <text:s/>Miniota covered: Fine Art (Fabric Landscapes) Craft (Zmas projects), Interior Design (the frames and latex glass paintings, some did it specifically with their rooms in mind) and Graphic Design (designing posters using trace-art technique for the Camp). <text:s/>Each genre of art I talked about the intentions, like eg. “In Graphic Design, we're trying to communicate something to the public. <text:s/>What are we trying to say? <text:s/>How can we emphasize that visually?”</text:span></text:p>
      <text:p text:style-name="P4"/>
      <text:p text:style-name="P5"><text:tab/><text:span text:style-name="T7">Speaking of which, my m</text:span>arketing was weak this year, <text:span text:style-name="T7">and may have contributed to low attendance.</text:span> <text:s/><text:span text:style-name="T16">Have yet to compare actual attendance data, but suspect it. <text:s/></text:span>Posters everywhere in HTA and Bonnie's <text:span text:style-name="T1">(HTA Rec Centre) </text:span>mailing list, but printer ran out of colour ink at <text:span text:style-name="T7">early </text:span>prime opportunity meeting, so posters didn't get to Miniota or Kenton, I didn't want to drive out. <text:s/>Bonnie's email list may be out of date, but gathered many new emails from attending parents <text:span text:style-name="T7">this year (contained in MWAC inbox and in print in the binder)</text:span>. <text:s/>Missed July deadline for HTA Leader, got August's in. <text:s/>Put poster on personal Fb page, but should have put it on Tracie Ore of Miniota's fb page, a parent told me. <text:s/>Miniota caught drift of the program mid-week, perhaps <text:span text:style-name="T1">my</text:span> <text:span text:style-name="T1">class</text:span> making <text:span text:style-name="T1">+ distributing posters around town. <text:s/></text:span></text:p>
      <text:p text:style-name="P4"/>
      <text:p text:style-name="P6"><text:tab/>Lack of posters meant low registration. <text:s/><text:span text:style-name="T7">Registration is a crucial part of the program. <text:s/></text:span>Last summers: parents registered, I knew how to divide the class, <text:span text:style-name="T7">if s</text:span>how up at all, or ask for volunteers in advance. <text:s/>Barely any registration this year. <text:s/>One strategy to encourage registration this year was to exclude location of camp, 1) because it is unknown at time of poster creation, and 2) encourages registration. <text:s/>But Mary Lowe didn't get it when I tried to explain that to her, kept telling me should've included that info.</text:p>
      <text:p text:style-name="P6"/>
      <text:p text:style-name="P6"><text:tab/>No registration meant some kids showed up without me meeting parents. <text:s/>Because no registration, I was dealing with <text:span text:style-name="T17">unpredictably</text:span> <text:span text:style-name="T17">fluctuating class sizes, so changing the length of session at beginning of each day (esp for Rapid City), based on class size that morning, which needed parents to be there. <text:s/>Also, the one most challenging day at Rapid City 2 children I had no contact for there ride no showed up. <text:s/>Later |I found their parent signed up long ago but had not been organized enough to put it in the binder.</text:span></text:p>
      <text:p text:style-name="P6"/>
      <text:p text:style-name="P2"><text:span text:style-name="T8"><text:tab/>First year in </text:span>Rapid City, <text:span text:style-name="T8">out-attended all other towns.</text:span>. <text:s/>This was confusing week. <text:s/></text:p>
      <text:p text:style-name="P2">First day – 3 hours not enough, kids engaged <text:span text:style-name="T8">thoroughly, small class</text:span>.</text:p>
      <text:p text:style-name="P2">Second day – different kids, 3 hours bad. <text:s text:c="2"/><text:span text:style-name="T9">But I took them up to the library (supervised) and improvised a cool (educational, art-related) activity. <text:s/>They were under reading age, so took advantage. <text:s/>They each picked a children's book off the shelf and got to read it to their classmates, relying on the pictures to tell a story. <text:s/>This coincided with our less that day or day before, making “Picture Narratives” , the challenge being tell a story without words, only pictures you draw and magazine cutouts. <text:s/>It was well received, kept them quiet. <text:s/>Gabrille had a “poop only” story, but others used creativity. <text:s/>Was concerned once when on the horrible day (next day) she separated herself from the chaos (this is exactly why a chaos class is so so so bad) and told me she wanted to kill herself. <text:s/>She is age 5. <text:s/>Daughter of an educated mother, a dietitian or something related to kids. <text:s/>She and her brother Samuel were the children whose ride did not show up next day and walked home this day, so no opportunity to mention that to the mom or dad. <text:s/></text:span></text:p>
      <text:p text:style-name="P2">Third da<text:span text:style-name="T9">y</text:span> – 2.<text:span text:style-name="T8">5</text:span> hours HORRIBLE, <text:span text:style-name="T8">15 kids, </text:span>“activity after activity (and they hadn't done previous days so added those two), “prep burn.” <text:span text:style-name="T8">No obedience. <text:s/>They were nearly crying at the end to let them go. <text:s/>Didn't want them in the DAYCare room, gave in one day. <text:s/>First time I phoned parents early, said “I think your child is done for the day, please pick them up now.” <text:s/>It's not a babysitting service, and I'm less favourable now, opposed to when first started in 2015, to filling in the final time with low-</text:span><text:soft-page-break/><text:span text:style-name="T8">organized games. <text:s/>If I'm prepared, I can occupy them with art, because that's why they're here. <text:s/>But this was unusual, something different altogether. <text:s/>I call it “prep burn”. <text:s/>Ripped through all my activities, even really good ones I miraculously synthesized on the spot (a Zmas Scene on black construction paper, and the Zmas cards), and had them quiet and busy and having fun for maybe 10 minutes. <text:s/></text:span></text:p>
      <text:p text:style-name="P2"/>
      <text:p text:style-name="P14"><text:tab/>The point is not a desire for control. <text:s/>The point is: when they're running around, they end up fooling around, and form social cliques or physically get hurt, then bored/tired/crying when parents come. <text:s/>When they're mentally engaged, that doesn't happen, they have pride in something or a couple things produced over 2 hours, and feel like they did something.</text:p>
      <text:p text:style-name="P4"/>
      <text:p text:style-name="P12"><text:tab/>I was present at Oak River Fair only, but it was very good, 10+ children at different times stopped by the table in a down-time at the fair, before the Pet Show. <text:s/>Hamiota Fair I was judging school work, then escaped to Brandon. <text:s/>Had not communicated with Fair organizers for table space. </text:p>
      <text:p text:style-name="P4"/>
      <text:p text:style-name="P4"><text:tab/>Experiencing OCD in making prototypes into SNU artworks, and gathering reject material for own art projects. <text:s/><text:span text:style-name="T2">Also had a disorganized IW which was spilling onto MWAC files, info in different places. <text:s/></text:span>Emotional distractions this year was br<text:span text:style-name="T17">o</text:span>ther's marriage which depressed me all summer. <text:s/><text:span text:style-name="T3">In HTA I returned from lunch/coffee breaks at the church at the dot of 12, when many children arrive 10 minutes or more early (to my annoyance.) <text:s/>I'd run from the am session to return on the dot, room a mess, but I was really exhausted this year, maybe due to OCD demands, because organization makes me energized, and vice versa.</text:span></text:p>
      <text:p text:style-name="P4"/>
      <text:p text:style-name="P8"><text:tab/>Also, the Prov MB grant decreased the grant to 9 weeks instead of the regular 10, for unknown reasons. <text:s/>Due to the calendar, I needed another prep week over July 1. <text:s/>So decided to clip a week of art camp, so ended in mid-Aug. <text:s/>(good personally, lots to do with the Move, etc.) But hurt the camp. <text:s/>Esp. with the addition of Rapid City, the Fair week landed on Miniota's so they lost classes as well.</text:p>
      <text:p text:style-name="P8"/>
      <text:p text:style-name="P8"><text:tab/>In HTA and Kenton, Thompson was crazy energetic. <text:s/>Kenton class super young, so low attention, lots of running and take. <text:s/>Griffin a compulsive liar (moving to new school, anxiety?). Tao has <text:span text:style-name="T18">an</text:span> “inner peace” it seems. <text:s/>Miniota, the core faithful returned, Dylan, Riley. <text:s/>In HTA, Adrianna technically skilled, but powerful, formed social alliances. <text:s/>One August class: I made the mistake of allowing the class to spread out over the top floor of the MWAC. <text:s/>Adrianna and a selected girl claimed ownership of the library (which has a door), refused to let a lesser ranking, younger, subdominant redheaded girl join their club, made a large petition to me, the Jury. <text:s/>I failed as a teacher: Adrianna and Thompson belong to Angela Charlton, one of the most ardent, consistent and vocal supporters of my MWAC Art Camp. <text:s/>Adrianna is intelligent and old enough to form and communicate <text:span text:style-name="T17">grievances</text:span> to her parents. So upset her, or be unfair to the lower rank girl? <text:s/>I thought it's better for the class to work <text:span text:style-name="T17">collaboratively</text:span>, not privately, but older girls &gt; I understand. Weakly resolved to let the girls have the room, but that we'd all rotate our spots in 10 minutes. <text:s/>My intelligent children came to me a while later: the girls had let everyone in the room, and told me they had been fighting all class, and they ought to get a long now. <text:s/></text:p>
      <text:p text:style-name="P8"/>
      <text:p text:style-name="P25"><text:tab/>Oak River, just 3 kids, 2 forgot shirts to die. <text:s/>Mary Lowe (grandma to 2 of them) offered to take us to my farm (where I had a bunch of shirts, and the art show.) It was 15 minutes past beginning time, and the punctual kids weren't here, so figured ok to leave. <text:s/>Explained to Iluak where we were going and all, he excited, but should have probably contacted parent. <text:s/>Mary is great, and I grabbed shirts while they toured my I AM CONSUMER show in the barn loft , the LAG, and pet the cats etc. <text:s/>The show is very good for the kids, <text:span text:style-name="T19">interactive and “cool” factor. <text:s/></text:span>We came back from this excellent, educational &amp; on topic <text:span text:style-name="T19">to find the 3 McClean children waiting in the rink for art camp. <text:s/>We were late leaving, so I </text:span><text:soft-page-break/><text:span text:style-name="T19">figured no one else, and ambiguous communication with me last day if would be here today. <text:s/>Still I SHOULD HAVE LEFT A NOTE ON THE DOOR, broke lots of liability stuff probably. <text:s text:c="2"/>Other field trips this year, to gather flowers and stuff around town, didn't leave notes. <text:s/>Could (should) freak a parent out to come to empty camp space.</text:span></text:p>
      <text:p text:style-name="P8"/>
      <text:p text:style-name="P8"><text:tab/>Highlights were the Pompeii project. <text:s/>All age groups took to it, esp, with DISASTER! Book pictures and Art History's Pompeii murals pictures as an intro. <text:s/>They really made the project their own. <text:s/><text:span text:style-name="T17">Conquered my fear and finally, in the last week, did en plein air painting with the massive HTA class. <text:s/>The am session, just calm, thoughtful Maria and, we took across the street to the Post Office and they did so well. <text:s/>The large class, younger, Joan came to help, fetched water. <text:s/>Running back and down stairs for supplies. <text:s/>(should've brought them up?). <text:s/>That lesson, I was explaining, gathering supplies for new comers (each kid needed set up w/ 2 brushes, viewfinder, board, paper, pallete w/ paint, etc.) Joan asked, “So what is the point of this lesson?” Which I hurried to address the class “We are using our VIEWFINDERS. <text:s/>This is how you old it, and frame what you will paint. <text:s/>We are fitting reality into a box. <text:s/>(ie the frame). <text:s/>Look for interesting colours. <text:s/>Shapes. <text:s/>(Walk over and point to Joan's car.) How could you mix this red? <text:s/>Look at where the shadow, the light is. <text:s/>I see three different reds.” <text:s/>It was such a crowded noisy class, so frustrating to teach.</text:span></text:p>
      <text:p text:style-name="P8"/>
      <text:p text:style-name="P10"><text:tab/>Hamiota was the only town that the Art Exhibit worked. <text:s/>Kenton I canceled a day early finding out at the end no one was coming tomorrow, Miniota were all freedom biking kids. <text:s/>Hamiota last day was Thursday, the Tea. <text:s/>All the work was accumulated. <text:s/>Did a show for the Am and Pm class. <text:s/>The AM the parents sat down, kids (brave ones) pointed to one thing we sticky-tacked to wall, said one thing about it to parents. <text:s/>PM was more the Tea guests coming up at will. <text:s/>My PM class was esp. rambunctious, and when I made them understand we were having a show, they became bewitched with a sort of madness. <text:s/>To their intense trepidation we made an open invitation to the packed tea room to our art show. <text:s/>Then they ran upstairs, began ripping the fabric apart for “Prairie Fabric Landscapes” (not a hit) to make costumes for each other. <text:s/>Before I knew they had done it, the girls had opened the foliage bags and spread the entire hallway with white flower petals and beads. <text:s/>One (mine, thankfully) glass late<text:span text:style-name="T17">x</text:span> drip painting was shattered <text:span text:style-name="T17">in the confusion</text:span>. <text:s/>They were uncontainable, unable to heed my REPEATED COMMANDS forbidding running due less to disobedience <text:span text:style-name="T17">I think </text:span>but rather an impossible excitement. <text:s/>I even grabbed Thompson at one point during this l<text:span text:style-name="T6">ast class and nearly shouted at him to stop running, an unrelated parent saw him running seconds after this and firmly endorsed me, “Didn't you hear Sarah just tell you not to run!!” <text:s/>Despite my frustration with that class that day, seeing the pride they felt in showing their work, and the pride I felt in them for feeling pride, made me very happy as a teacher.</text:span></text:p>
      <text:p text:style-name="P8"/>
      <text:p text:style-name="P11"><text:tab/>Other highlights: after class of (badly) teaching origami, one girl going down the MWAC stairs, remarked “They used origami to make the stairs.” <text:s/>Erica Lowe remarked at the end of Kento<text:span text:style-name="T17">'s week</text:span>, “I like your free spirit style of teaching.” <text:s/>Knew that meant a lot to her and to me, they're <text:span text:style-name="T17">a</text:span> <text:span text:style-name="T17">(</text:span>with the most respect<text:span text:style-name="T17">)</text:span>, hippie/enlightened family. <text:s/>But: am free-spirited or unprepared, lack of classroom management? <text:s/>Angela Charlton and Thompson and Adrianna gave me a generous gift of a Colour Calendar 2017 and $25 Michales gift cert <text:span text:style-name="T17">at end of HTA.</text:span></text:p>
      <text:p text:style-name="P8"/>
      <text:p text:style-name="P9"><text:tab/>Did fairly well for economy, turned ~$100 for supplies. <text:s/>Most of it was tie-dye, I bring it back every 2<text:span text:style-name="T4">nd</text:span> year, because its popularity. <text:s/>Otherwise, heavy use of massive craft donations to MWAC and HTA recycling. <text:s/>Joannne of the HTA Recycling Depot was beyond helpful, delivering boxes to the MWCA centre herself when I neglected picking them up. <text:s/><text:span text:style-name="T5">Interested to know how much in registration fees we made, ($2/kid/day again) cash was flowing in, no protests, and many kids didn't pay, I didn't press it.</text:span></text:p>
      <text:p text:style-name="P9"><text:soft-page-break/></text:p>
      <text:p text:style-name="P9"><text:tab/><text:span text:style-name="T17">My p</text:span>arents <text:span text:style-name="T17">and brothers Sean and Joel </text:span>did mostly all commut<text:span text:style-name="T17">ing </text:span>with me. <text:s/>I failed at my goal of obtaining a driving <text:span text:style-name="T17">license</text:span> this summer, we obtained a car late in the summer, <text:span text:style-name="T17">but </text:span>no excuse. <text:s/>Joan had eye surgery and stuff and stuff so little help. <text:s/><text:span text:style-name="T17">Rob drove me once to Kenton I think. <text:s/></text:span>It is not a great job for pay when you consider how much gas I put in the Tundra and Trailblazer, and how much of my parent's time was wasted. <text:s/><text:span text:style-name="T5">Wish the grant or the MWAC could cover my mileage. <text:s/></text:span></text:p>
      <text:p text:style-name="P9"/>
      <text:p text:style-name="P16">Next Year</text:p>
      <text:p text:style-name="P7">Joan would like to see the calendar design less crowded, more readable. <text:s/><text:span text:style-name="T2">The towns wanted full weeks. </text:span>Monday – Friday 1 session daily, except for Hamiota, which needs 2 sessions. <text:s/><text:span text:style-name="T2">That way, I still get preptime, or time off, to not exceed the 30hs. <text:s/>(Previously full days M-T, Friday was “prep” day –but in truth wanted it for Town Centre appointments.) </text:span><text:s/>Rapid City needs volunteers. <text:s/></text:p>
      <text:p text:style-name="P7"/>
      <text:p text:style-name="P12"><text:tab/>I can deliver a better program next year if I am more <text:span text:style-name="T17">organized</text:span>, focused and prepared for both months at the beginning. <text:s/>I need to finalize and distribute the poster latest mid June, secure camp locations, and ensure printer has ink and refills. <text:s/>More deliberate on the digital front: Find each towns FB page, all local papers, and update the MWAC and Bonnie's email list. <text:s/>Perhaps call homes, but I deeply hate that.</text:p>
      <text:p text:style-name="P12"/>
      <text:p text:style-name="P12"><text:tab/>I need to enforce a strict boundary between “work” and “home”, and not take supplies home and gather stuff. <text:s/>Not spending hours on a prototype, because it is sort of an art project. <text:s/>Prototypes must be not art projects, made quickly and besides, they're to inspire, and guide, not “wow” them. <text:s/></text:p>
      <text:p text:style-name="P12"/>
      <text:p text:style-name="P12"><text:tab/>I definitely want to do the Final Art Show for each town last class. <text:s/>I may design the <text:span text:style-name="T17">program</text:span> with a larger theme. <text:s/>The schedule will be enforced and altered minimally after being set. <text:s/>Will <text:span text:style-name="T17">anticipate</text:span> larger group for Rapid City and may call volunteer for second, third days. <text:s/>Hopefully April-May in the new car will be enough time for me to <text:span text:style-name="T17">practice</text:span> and obtain a driver's <text:span text:style-name="T17">license</text:span>, so I am able to drive myself to locations. <text:s/><text:span text:style-name="T7">Won't have Town Centre appointments on Fridays this year, but afternoons will be free (except HTA). <text:s/>Will be more present <text:s/>&amp; phone in advance for HTA, Oak River, Harding Fair and carpool with Rec Centre. <text:s/></text:span></text:p>
      <text:p text:style-name="P12"/>
      <text:p text:style-name="P13"><text:tab/>Overall I am pleased with one more year, messy, crazy and educational, I think, and I'm gearing up for a final year. <text:s/>Joan says by the fourth, you'<text:span text:style-name="T17">re</text:span> ready for something new, that programs have natural lifespans. <text:s/>The Art Camp fits nicely with school schedule, if no Montreal opportunities, will return in April, be ready by June. <text:s/></text:p>
      <text:p text:style-name="P13"/>
      <text:p text:style-name="P13">Sarah Usick</text:p>
      <text:p text:style-name="P13">September 2016</text:p>
      <text:p text:style-name="P7"/>
      <text:p text:style-name="P4"/>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16:10:42.112000000</meta:creation-date>
    <dc:date>2016-09-05T23:38:16.477000000</dc:date>
    <meta:editing-duration>PT5H33M20S</meta:editing-duration>
    <meta:editing-cycles>13</meta:editing-cycles>
    <meta:generator>LibreOffice/4.3.5.2$Windows_x86 LibreOffice_project/3a87456aaa6a95c63eea1c1b3201acedf0751bd5</meta:generator>
    <meta:document-statistic meta:table-count="0" meta:image-count="0" meta:object-count="0" meta:page-count="5" meta:paragraph-count="40" meta:word-count="3224" meta:character-count="18697" meta:non-whitespace-character-count="15298"/>
  </office:meta>
</office:document-meta>
</file>